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747" officeooo:paragraph-rsid="00122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ON LAB-WORK 1</text:p>
      <text:p text:style-name="P1">Traceroute:</text:p>
      <text:p text:style-name="P1">2 <text:s/>10.76.70.44 (10.76.70.44) <text:s/>0.932 ms 10.76.70.38 (10.76.70.38) <text:s/>0.921 ms <text:s/>0.909 ms</text:p>
      <text:p text:style-name="P1"><text:s/>3 <text:s/>138.197.251.34 (138.197.251.34) <text:s/>1.119 ms 138.197.251.182 (138.197.251.182) <text:s/>1.107 ms 138.197.251.32 (138.197.251.32) <text:s/>1.489 ms</text:p>
      <text:p text:style-name="P1"><text:s/>4 <text:s/>138.197.251.185 (138.197.251.185) <text:s/>1.021 ms 138.197.251.39 (138.197.251.39) <text:s/>0.868 ms 138.197.251.173 (138.197.251.173) <text:s/>1.759 ms</text:p>
      <text:p text:style-name="P1"><text:s/>5 <text:s/>ae21.sg-sin01-edge2.digitalocean.com (138.197.245.10) <text:s/>0.904 ms <text:s/>0.885 ms <text:s/>0.872 ms</text:p>
      <text:p text:style-name="P1"><text:s/>6 <text:s/>103.253.144.183 (103.253.144.183) <text:s/>1.791 ms <text:s/>2.594 ms <text:s/>2.627 ms</text:p>
      <text:p text:style-name="P1"><text:s/>7 <text:s/>localhost (27.68.250.19) <text:s/>66.554 ms <text:s/>66.298 ms <text:s/>69.434 ms</text:p>
      <text:p text:style-name="P1"><text:s/>8 <text:s/>localhost (27.68.255.37) <text:s/>63.652 ms <text:s/>64.391 ms <text:s/>64.367 ms</text:p>
      <text:p text:style-name="P1"><text:s/>9 <text:s/>localhost (27.68.229.10) <text:s/>60.070 ms <text:s/>62.990 ms <text:s/>59.780 ms</text:p>
      <text:p text:style-name="P1">10 <text:s/>static.netnam.vn (119.17.219.18) <text:s/>57.311 ms <text:s/>60.354 ms <text:s/>60.540 ms</text:p>
      <text:p text:style-name="P1">11 <text:s/>static.netnam.vn (119.17.219.53) <text:s/>93.786 ms static.netnam.vn (119.17.219.49) <text:s/>56.058 ms static.netnam.vn (119.17.219.53) <text:s/>64.947 ms</text:p>
      <text:p text:style-name="P1"/>
      <text:p text:style-name="P1">Ping:</text:p>
      <text:p text:style-name="P1">64 bytes from static.netnam.vn (119.17.215.232): icmp_seq=230 ttl=45 time=60.9 ms</text:p>
      <text:p text:style-name="P1">64 bytes from static.netnam.vn (119.17.215.232): icmp_seq=231 ttl=45 time=60.9 ms</text:p>
      <text:p text:style-name="P1">64 bytes from static.netnam.vn (119.17.215.232): icmp_seq=232 ttl=45 time=60.9 ms</text:p>
      <text:p text:style-name="P1">64 bytes from static.netnam.vn (119.17.215.232): icmp_seq=233 ttl=45 time=60.9 ms</text:p>
      <text:p text:style-name="P1">64 bytes from static.netnam.vn (119.17.215.232): icmp_seq=234 ttl=45 time=60.8 ms</text:p>
      <text:p text:style-name="P1">64 bytes from static.netnam.vn (119.17.215.232): icmp_seq=235 ttl=45 time=61.0 ms</text:p>
      <text:p text:style-name="P1">64 bytes from static.netnam.vn (119.17.215.232): icmp_seq=236 ttl=45 time=60.9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21:12:22.032206591</meta:creation-date>
    <dc:date>2021-04-21T21:20:33.014077580</dc:date>
    <meta:editing-duration>PT8M12S</meta:editing-duration>
    <meta:editing-cycles>1</meta:editing-cycles>
    <meta:document-statistic meta:table-count="0" meta:image-count="0" meta:object-count="0" meta:page-count="1" meta:paragraph-count="20" meta:word-count="173" meta:character-count="1492" meta:non-whitespace-character-count="1292"/>
    <meta:generator>LibreOffice/5.1.6.2$Linux_X86_64 LibreOffice_project/10m0$Build-2</meta:generator>
  </office:meta>
</office:document-meta>
</file>